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-color="#ffb700" draw:textarea-horizontal-align="justify" draw:textarea-vertical-align="middle" draw:auto-grow-height="false" fo:min-height="3.55cm" fo:min-width="7cm"/>
    </style:style>
    <style:style style:name="gr2" style:family="graphic" style:parent-style-name="standard">
      <style:graphic-properties draw:fill-color="#ffb700" draw:textarea-horizontal-align="justify" draw:textarea-vertical-align="middle" draw:auto-grow-height="false" fo:min-height="2.45cm" fo:min-width="7.9cm"/>
    </style:style>
    <style:style style:name="gr3" style:family="graphic" style:parent-style-name="standard">
      <style:graphic-properties draw:fill-color="#ffb700" draw:textarea-horizontal-align="justify" draw:textarea-vertical-align="middle" draw:auto-grow-height="false" fo:min-height="2.75cm" fo:min-width="7.2cm"/>
    </style:style>
    <style:style style:name="gr4" style:family="graphic" style:parent-style-name="standard">
      <style:graphic-properties draw:fill-color="#6bd9ca" draw:textarea-horizontal-align="justify" draw:textarea-vertical-align="middle" draw:auto-grow-height="false" fo:min-height="1.35cm" fo:min-width="1.5cm"/>
    </style:style>
    <style:style style:name="gr5" style:family="graphic" style:parent-style-name="standard">
      <style:graphic-properties draw:fill-color="#6bd9ca" draw:textarea-horizontal-align="justify" draw:textarea-vertical-align="middle" draw:auto-grow-height="false" fo:min-height="1.35cm" fo:min-width="1.8cm"/>
    </style:style>
    <style:style style:name="gr6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fill-color="#6bd9ca" draw:textarea-horizontal-align="justify" draw:textarea-vertical-align="middle" draw:auto-grow-height="false" fo:min-height="0.95cm" fo:min-width="3.3cm"/>
    </style:style>
    <style:style style:name="gr8" style:family="graphic" style:parent-style-name="standard">
      <style:graphic-properties draw:fill-color="#ffb700" draw:textarea-horizontal-align="justify" draw:textarea-vertical-align="middle" draw:auto-grow-height="false" fo:min-height="1.85cm" fo:min-width="4.1cm"/>
    </style:style>
    <style:style style:name="gr9" style:family="graphic" style:parent-style-name="standard">
      <style:graphic-properties draw:fill-color="#ffb700" draw:textarea-horizontal-align="justify" draw:textarea-vertical-align="middle" draw:auto-grow-height="false" fo:min-height="2.55cm" fo:min-width="5.6cm"/>
    </style:style>
    <style:style style:name="gr10" style:family="graphic" style:parent-style-name="standard">
      <style:graphic-properties draw:fill-color="#ff6a00" draw:textarea-horizontal-align="justify" draw:textarea-vertical-align="middle" draw:auto-grow-height="false" fo:min-height="3.25cm" fo:min-width="5.7cm"/>
    </style:style>
    <style:style style:name="gr1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fill-color="#00a08a" draw:textarea-horizontal-align="justify" draw:textarea-vertical-align="middle" draw:auto-grow-height="false" fo:min-height="1.75cm" fo:min-width="6.5cm"/>
    </style:style>
    <style:style style:name="gr14" style:family="graphic" style:parent-style-name="standard">
      <style:graphic-properties draw:fill-color="#00a08a" draw:textarea-horizontal-align="justify" draw:textarea-vertical-align="middle" draw:auto-grow-height="false" fo:min-height="1.35cm" fo:min-width="6.5cm"/>
    </style:style>
    <style:style style:name="gr15" style:family="graphic" style:parent-style-name="standard">
      <style:graphic-properties draw:fill-color="#00a08a" draw:textarea-horizontal-align="justify" draw:textarea-vertical-align="middle" draw:auto-grow-height="false" fo:min-height="1.35cm" fo:min-width="6.2cm"/>
    </style:style>
    <style:style style:name="gr16" style:family="graphic" style:parent-style-name="standard">
      <style:graphic-properties draw:fill-color="#00a08a" draw:textarea-horizontal-align="justify" draw:textarea-vertical-align="middle" draw:auto-grow-height="false" fo:min-height="1.65cm" fo:min-width="6.5cm"/>
    </style:style>
    <style:style style:name="gr17" style:family="graphic" style:parent-style-name="standard">
      <style:graphic-properties svg:stroke-width="0.081cm" draw:marker-start-width="0.321cm" draw:marker-end-width="0.321cm" draw:textarea-vertical-align="bottom" fo:padding-top="0.165cm" fo:padding-bottom="0.165cm" fo:padding-left="0.29cm" fo:padding-right="0.29cm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fill-color="#00a08a" draw:textarea-horizontal-align="justify" draw:textarea-vertical-align="middle" draw:auto-grow-height="false" fo:min-height="1.35cm" fo:min-width="3.7cm"/>
    </style:style>
    <style:style style:name="gr20" style:family="graphic" style:parent-style-name="standard">
      <style:graphic-properties draw:fill-color="#00a08a" draw:textarea-horizontal-align="justify" draw:textarea-vertical-align="middle" draw:auto-grow-height="false" fo:min-height="1.45cm" fo:min-width="2.8cm"/>
    </style:style>
    <style:style style:name="gr21" style:family="graphic" style:parent-style-name="standard">
      <style:graphic-properties draw:stroke="dash" draw:stroke-dash="Ultrafine_20_Dashed"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3" style:family="graphic" style:parent-style-name="standard">
      <style:graphic-properties draw:fill-color="#ffb700" draw:textarea-horizontal-align="justify" draw:textarea-vertical-align="middle" draw:auto-grow-height="false" fo:min-height="2.75cm" fo:min-width="6.8cm"/>
    </style:style>
    <style:style style:name="gr24" style:family="graphic" style:parent-style-name="standard">
      <style:graphic-properties draw:stroke="dash" draw:stroke-dash="Ultrafine_20_Dashed" svg:stroke-width="0.081cm" svg:stroke-color="#000000" draw:marker-start-width="0.321cm" draw:marker-end-width="0.321cm" draw:textarea-vertical-align="bottom" fo:padding-top="0.165cm" fo:padding-bottom="0.165cm" fo:padding-left="0.29cm" fo:padding-right="0.29cm"/>
    </style:style>
    <style:style style:name="gr25" style:family="graphic" style:parent-style-name="standard">
      <style:graphic-properties draw:fill-color="#6bd9ca" draw:textarea-horizontal-align="justify" draw:textarea-vertical-align="middle" draw:auto-grow-height="false" fo:min-height="2.05cm" fo:min-width="4.7cm"/>
    </style:style>
    <style:style style:name="gr26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bottom" draw:auto-grow-height="false" fo:min-height="26.792cm" fo:min-width="22.442cm" fo:padding-top="0.204cm" fo:padding-bottom="0.204cm" fo:padding-left="0.329cm" fo:padding-right="0.329cm"/>
    </style:style>
    <style:style style:name="gr27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bottom" draw:auto-grow-height="false" fo:min-height="11.192cm" fo:min-width="11.942cm" fo:padding-top="0.204cm" fo:padding-bottom="0.204cm" fo:padding-left="0.329cm" fo:padding-right="0.329cm"/>
    </style:style>
    <style:style style:name="gr28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bottom" draw:auto-grow-height="false" fo:min-height="10.792cm" fo:min-width="11.642cm" fo:padding-top="0.204cm" fo:padding-bottom="0.204cm" fo:padding-left="0.329cm" fo:padding-right="0.329cm"/>
    </style:style>
    <style:style style:name="gr29" style:family="graphic" style:parent-style-name="objectwithoutfill">
      <style:graphic-properties svg:stroke-width="0.081cm" svg:stroke-color="#1b75bc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ffb700"/>
      <style:paragraph-properties fo:text-align="center"/>
    </style:style>
    <style:style style:name="P3" style:family="paragraph">
      <loext:graphic-properties draw:fill-color="#6bd9ca"/>
      <style:paragraph-properties fo:text-align="center"/>
    </style:style>
    <style:style style:name="P4" style:family="paragraph">
      <loext:graphic-properties draw:fill-color="#ff6a00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text-position="0% 100%"/>
    </style:style>
    <style:style style:name="P6" style:family="paragraph">
      <loext:graphic-properties draw:fill-color="#00a08a"/>
      <style:paragraph-properties fo:text-align="center"/>
    </style:style>
    <style:style style:name="P7" style:family="paragraph">
      <style:paragraph-properties fo:margin-top="0cm" fo:margin-bottom="0cm"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font-size="24pt" style:font-size-asian="24pt" style:font-size-complex="24pt"/>
    </style:style>
    <style:style style:name="P11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0% 100%" fo:font-size="24pt" style:font-size-asian="24pt" style:font-size-complex="24pt"/>
    </style:style>
    <style:style style:name="T5" style:family="text">
      <style:text-properties style:text-position="0% 100%" fo:font-size="18pt" style:font-size-asian="18pt" style:font-size-complex="18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7.5cm" svg:height="3.8cm" svg:x="18.5cm" svg:y="5.9cm">
          <text:p text:style-name="P1"><text:span text:style-name="T1">Interface </text:span></text:p>
          <text:p text:style-name="P1"><text:span text:style-name="T1">Control </text:span></text:p>
          <text:p text:style-name="P1"><text:span text:style-name="T1">Unit (ISU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8.4cm" svg:height="2.7cm" svg:x="23.8cm" svg:y="2.8cm">
          <text:p text:style-name="P1"><text:span text:style-name="T1">Camera Control</text:span></text:p>
          <text:p text:style-name="P1"><text:span text:style-name="T1">Unit (CCU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8" draw:id="id8" draw:layer="layout" svg:width="7.7cm" svg:height="3cm" svg:x="24.9cm" svg:y="15.8cm">
          <draw:glue-point draw:id="4" svg:x="-1.883cm" svg:y="5.003cm"/>
          <draw:glue-point draw:id="5" svg:x="2.333cm" svg:y="5.003cm"/>
          <text:p text:style-name="P1"><text:span text:style-name="T1">Sensor Control</text:span></text:p>
          <text:p text:style-name="P1"><text:span text:style-name="T1">Unit (SCU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1" draw:id="id21" draw:layer="layout" svg:width="2cm" svg:height="1.6cm" svg:x="11.1cm" svg:y="18.5cm">
          <text:p text:style-name="P1"><text:span text:style-name="T2">R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2" draw:id="id2" draw:layer="layout" svg:width="2.3cm" svg:height="1.6cm" svg:x="18.4cm" svg:y="14.7cm">
          <text:p text:style-name="P1"><text:span text:style-name="T2">RF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8.5cm" svg:y1="7.8cm" svg:x2="18.4cm" svg:y2="15.5cm" draw:start-shape="id1" draw:start-glue-point="3" draw:end-shape="id2" svg:d="M18500 7800h-601v7700h501" svg:viewBox="0 0 602 7701">
          <text:p text:style-name="P1"><text:s text:c="6"/><text:span text:style-name="T3">SPI</text:span></text:p>
        </draw:connector>
        <draw:custom-shape draw:style-name="gr7" draw:text-style-name="P3" xml:id="id3" draw:id="id3" draw:layer="layout" svg:width="3.8cm" svg:height="1.2cm" svg:x="17.9cm" svg:y="2.6cm">
          <text:p text:style-name="P1"><text:span text:style-name="T2">IRIDI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8" draw:id="id18" draw:layer="layout" svg:width="4.6cm" svg:height="2.1cm" svg:x="6.3cm" svg:y="7.6cm">
          <text:p text:style-name="P1"><text:span text:style-name="T1">Сервер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4" draw:id="id4" draw:layer="layout" svg:width="6.1cm" svg:height="2.8cm" svg:x="2.5cm" svg:y="17.9cm">
          <text:p text:style-name="P1"><text:span text:style-name="T1">Приемная </text:span></text:p>
          <text:p text:style-name="P1"><text:span text:style-name="T1">станция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1.7cm" svg:y1="3.2cm" svg:x2="22.25cm" svg:y2="5.9cm" draw:start-shape="id3" draw:start-glue-point="1" draw:end-shape="id1" draw:end-glue-point="0" svg:d="M21700 3200h550v2700" svg:viewBox="0 0 551 2701">
          <text:p text:style-name="P1"><text:span text:style-name="T3">UART</text:span> <text:s text:c="11"/></text:p>
        </draw:connector>
        <draw:custom-shape draw:style-name="gr10" draw:text-style-name="P4" xml:id="id5" draw:id="id5" draw:layer="layout" svg:width="6.2cm" svg:height="3.5cm" svg:x="1.4cm" svg:y="23.1cm">
          <draw:glue-point draw:id="4" svg:x="-0.806cm" svg:y="-5.002cm"/>
          <draw:glue-point draw:id="5" svg:x="-3.709cm" svg:y="-5cm"/>
          <text:p text:style-name="P1"><text:span text:style-name="T1">Компьютер</text:span></text:p>
          <text:p text:style-name="P1"><text:span text:style-name="T1">оператора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55cm" svg:y1="20.7cm" svg:x2="4.001cm" svg:y2="23.1cm" draw:start-shape="id4" draw:start-glue-point="2" draw:end-shape="id5" draw:end-glue-point="4" svg:d="M5550 20700v1200h-1549v1200" svg:viewBox="0 0 1550 2401">
          <text:p text:style-name="P1"><text:span text:style-name="T3">TCP</text:span></text:p>
          <text:p text:style-name="P1"/>
        </draw:connector>
        <draw:line draw:style-name="gr11" draw:text-style-name="P5" xml:id="id6" draw:id="id6" draw:layer="layout" svg:x1="26.5cm" svg:y1="9.9cm" svg:x2="35cm" svg:y2="9.9cm">
          <draw:glue-point draw:id="4" svg:x="-1.823cm" svg:y="0cm"/>
          <draw:glue-point draw:id="5" svg:x="1.235cm" svg:y="530cm"/>
          <draw:glue-point draw:id="6" svg:x="-3.47cm" svg:y="10cm"/>
          <draw:glue-point draw:id="7" svg:x="3.235cm" svg:y="530cm"/>
          <text:p text:style-name="P1"><text:span text:style-name="T4">CAN</text:span></text:p>
          <text:p text:style-name="P1"><text:span text:style-name="T5"/></text:p>
        </draw:line>
        <draw:connector draw:style-name="gr12" draw:text-style-name="P1" draw:layer="layout" svg:x1="29.201cm" svg:y1="9.9cm" svg:x2="28cm" svg:y2="5.5cm" draw:start-shape="id6" draw:start-glue-point="4" draw:end-shape="id7" draw:end-glue-point="2" svg:d="M29201 9900v-2526h-1201v-1874" svg:viewBox="0 0 1202 4401">
          <text:p/>
        </draw:connector>
        <draw:connector draw:style-name="gr12" draw:text-style-name="P1" draw:layer="layout" svg:x1="31.799cm" svg:y1="9.9cm" svg:x2="28.75cm" svg:y2="15.8cm" draw:start-shape="id6" draw:start-glue-point="5" draw:end-shape="id8" draw:end-glue-point="0" svg:d="M31799 9900v2976h-3049v2924" svg:viewBox="0 0 3050 5901">
          <text:p/>
        </draw:connector>
        <draw:connector draw:style-name="gr12" draw:text-style-name="P1" draw:layer="layout" svg:x1="27.801cm" svg:y1="9.9cm" svg:x2="26cm" svg:y2="7.8cm" draw:start-shape="id6" draw:start-glue-point="6" draw:end-shape="id1" svg:d="M27801 9900v-2100h-1801" svg:viewBox="0 0 1802 2101">
          <text:p/>
        </draw:connector>
        <draw:custom-shape draw:style-name="gr13" draw:text-style-name="P6" xml:id="id13" draw:id="id13" draw:layer="layout" svg:width="7cm" svg:height="2cm" svg:x="33.1cm" svg:y="24.5cm">
          <text:p text:style-name="P1"><text:span text:style-name="T2">Инерциальный </text:span></text:p>
          <text:p text:style-name="P1"><text:span text:style-name="T2">датчи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xml:id="id11" draw:id="id11" draw:layer="layout" svg:width="7cm" svg:height="1.6cm" svg:x="33.1cm" svg:y="19.5cm">
          <text:p text:style-name="P1"><text:span text:style-name="T2">Магнитометр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xml:id="id9" draw:id="id9" draw:layer="layout" svg:width="6.7cm" svg:height="1.6cm" svg:x="18.3cm" svg:y="20.6cm">
          <text:p text:style-name="P1"><text:span text:style-name="T2">Термометр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xml:id="id12" draw:id="id12" draw:layer="layout" svg:width="7cm" svg:height="1.9cm" svg:x="33.1cm" svg:y="21.8cm">
          <text:p text:style-name="P1"><text:span text:style-name="T2">Термогигро-</text:span></text:p>
          <text:p text:style-name="P1"><text:span text:style-name="T2">барометр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27.301cm" svg:y1="18.8cm" svg:x2="25cm" svg:y2="21.4cm" draw:start-shape="id8" draw:start-glue-point="4" draw:end-shape="id9" draw:end-glue-point="1" svg:d="M27301 18800v2600h-2301" svg:viewBox="0 0 2302 2601">
          <text:p text:style-name="P1"><text:span text:style-name="T3">1wire</text:span></text:p>
        </draw:connector>
        <draw:connector draw:style-name="gr17" draw:text-style-name="P1" draw:layer="layout" svg:x1="30.546cm" svg:y1="18.8cm" svg:x2="28.3cm" svg:y2="23.5cm" draw:start-shape="id8" draw:start-glue-point="5" draw:end-shape="id10" draw:end-glue-point="1" svg:d="M30546 18800v4700h-2246" svg:viewBox="0 0 2247 4701">
          <text:p text:style-name="P1"><text:span text:style-name="T3">I2C</text:span></text:p>
        </draw:connector>
        <draw:connector draw:style-name="gr18" draw:text-style-name="P1" draw:layer="layout" svg:x1="32.6cm" svg:y1="17.3cm" svg:x2="32.6cm" svg:y2="17.3cm" draw:start-shape="id8" draw:end-shape="id8" svg:d="M32600 17300z" svg:viewBox="0 0 1 1">
          <text:p/>
        </draw:connector>
        <draw:connector draw:style-name="gr17" draw:text-style-name="P1" draw:layer="layout" svg:x1="33.1cm" svg:y1="20.3cm" svg:x2="30.546cm" svg:y2="18.8cm" draw:start-shape="id11" draw:start-glue-point="3" draw:end-shape="id8" draw:end-glue-point="5" svg:d="M33100 20300h-2554v-1500" svg:viewBox="0 0 2555 1501">
          <text:p text:style-name="P1"><text:span text:style-name="T3">I2C</text:span></text:p>
        </draw:connector>
        <draw:connector draw:style-name="gr17" draw:text-style-name="P1" draw:layer="layout" svg:x1="33.1cm" svg:y1="22.75cm" svg:x2="30.546cm" svg:y2="18.8cm" draw:start-shape="id12" draw:start-glue-point="3" draw:end-shape="id8" draw:end-glue-point="5" svg:d="M33100 22750h-2554v-3950" svg:viewBox="0 0 2555 3951">
          <text:p text:style-name="P1"><text:span text:style-name="T3">I2C</text:span></text:p>
        </draw:connector>
        <draw:connector draw:style-name="gr17" draw:text-style-name="P1" draw:layer="layout" svg:x1="33.1cm" svg:y1="25.5cm" svg:x2="30.546cm" svg:y2="18.8cm" draw:start-shape="id13" draw:start-glue-point="3" draw:end-shape="id8" draw:end-glue-point="5" svg:d="M33100 25500h-2554v-6700" svg:viewBox="0 0 2555 6701">
          <text:p text:style-name="P1"><text:span text:style-name="T3">I2C</text:span></text:p>
        </draw:connector>
        <draw:connector draw:style-name="gr17" draw:text-style-name="P1" draw:layer="layout" svg:x1="30.546cm" svg:y1="18.8cm" svg:x2="28.3cm" svg:y2="25.8cm" draw:start-shape="id8" draw:start-glue-point="5" draw:end-shape="id14" draw:end-glue-point="1" svg:d="M30546 18800v7000h-2246" svg:viewBox="0 0 2247 7001">
          <text:p text:style-name="P1"><text:span text:style-name="T3">I2C</text:span></text:p>
        </draw:connector>
        <draw:custom-shape draw:style-name="gr15" draw:text-style-name="P6" xml:id="id22" draw:id="id22" draw:layer="layout" svg:width="6.7cm" svg:height="1.6cm" svg:x="18.3cm" svg:y="25cm">
          <text:p text:style-name="P1"><text:span text:style-name="T2">Фоторезисторы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15" draw:id="id15" draw:layer="layout" svg:width="4.2cm" svg:height="1.6cm" svg:x="35cm" svg:y="3.8cm">
          <text:p text:style-name="P1"><text:span text:style-name="T2">Камера 1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16" draw:id="id16" draw:layer="layout" svg:width="4.2cm" svg:height="1.6cm" svg:x="35cm" svg:y="6.7cm">
          <text:p text:style-name="P1"><text:span text:style-name="T2">Камера 2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37.1cm" svg:y1="3.8cm" svg:x2="28cm" svg:y2="2.8cm" draw:start-shape="id15" draw:end-shape="id7" draw:end-glue-point="0" svg:d="M37100 3800v-1501h-9100v501" svg:viewBox="0 0 9101 1502">
          <text:p text:style-name="P7"><text:span text:style-name="T3">UART</text:span></text:p>
          <text:p text:style-name="P7"/>
          <text:p text:style-name="P7"/>
        </draw:connector>
        <draw:connector draw:style-name="gr6" draw:text-style-name="P8" draw:layer="layout" svg:x1="35cm" svg:y1="7.5cm" svg:x2="32.2cm" svg:y2="4.15cm" draw:start-shape="id16" draw:start-glue-point="3" draw:end-shape="id7" draw:end-glue-point="1" svg:d="M35000 7500h-1400v-3350h-1400" svg:viewBox="0 0 2801 3351">
          <text:p text:style-name="P8"><text:s/><text:span text:style-name="T3">UART</text:span></text:p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ustom-shape draw:style-name="gr20" draw:text-style-name="P6" xml:id="id17" draw:id="id17" draw:layer="layout" svg:width="3.3cm" svg:height="1.7cm" svg:x="23.7cm" svg:y="13.1cm">
          <text:p text:style-name="P1"><text:span text:style-name="T2">GP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2.25cm" svg:y1="9.7cm" svg:x2="25.35cm" svg:y2="13.1cm" draw:start-shape="id1" draw:start-glue-point="2" draw:end-shape="id17" svg:d="M22250 9700v1700h3100v1700" svg:viewBox="0 0 3101 3401">
          <text:p text:style-name="P1"><text:span text:style-name="T3">UART</text:span></text:p>
          <text:p text:style-name="P1"/>
        </draw:connector>
        <draw:connector draw:style-name="gr21" draw:text-style-name="P1" draw:layer="layout" svg:x1="2.201cm" svg:y1="23.1cm" svg:x2="8.6cm" svg:y2="9.7cm" draw:start-shape="id5" draw:start-glue-point="5" draw:end-shape="id18" draw:end-glue-point="2" svg:d="M2201 23100v-6700h6399v-6700" svg:viewBox="0 0 6400 13401">
          <text:p text:style-name="P1"><text:span text:style-name="T3">TCP/UDP</text:span></text:p>
          <text:p text:style-name="P1"/>
        </draw:connector>
        <draw:connector draw:style-name="gr21" draw:text-style-name="P1" draw:layer="layout" svg:x1="17.9cm" svg:y1="3.2cm" svg:x2="6.6cm" svg:y2="3.85cm" draw:start-shape="id3" draw:start-glue-point="3" draw:end-shape="id19" draw:end-glue-point="1" svg:d="M17900 3200h-5650v650h-5650" svg:viewBox="0 0 11301 651">
          <text:p text:style-name="P1"><text:span text:style-name="T3">SBD</text:span></text:p>
          <text:p text:style-name="P1"/>
          <text:p text:style-name="P1"/>
        </draw:connector>
        <draw:frame draw:style-name="gr22" draw:text-style-name="P9" draw:layer="layout" svg:width="0.502cm" svg:height="1.187cm" svg:x="14.9cm" svg:y="-1.3cm">
          <draw:text-box>
            <text:p/>
          </draw:text-box>
        </draw:frame>
        <draw:frame draw:style-name="gr22" draw:text-style-name="P9" draw:layer="layout" svg:width="0.502cm" svg:height="1.187cm" svg:x="28.1cm" svg:y="24.5cm">
          <draw:text-box>
            <text:p/>
          </draw:text-box>
        </draw:frame>
        <draw:custom-shape draw:style-name="gr23" draw:text-style-name="P2" xml:id="id20" draw:id="id20" draw:layer="layout" svg:width="7.3cm" svg:height="3cm" svg:x="32.8cm" svg:y="11.9cm">
          <text:p text:style-name="P1"><text:span text:style-name="T1">Power Control</text:span></text:p>
          <text:p text:style-name="P1"><text:span text:style-name="T1">Unit (PCU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svg:x1="33.499cm" svg:y1="9.9cm" svg:x2="36.45cm" svg:y2="11.9cm" draw:start-shape="id6" draw:start-glue-point="7" draw:end-shape="id20" svg:d="M33499 9900v1026h2951v974" svg:viewBox="0 0 2952 2001">
          <text:p/>
        </draw:connector>
        <draw:connector draw:style-name="gr24" draw:text-style-name="P10" draw:layer="layout" svg:x1="19.55cm" svg:y1="16.3cm" svg:x2="13.1cm" svg:y2="19.3cm" draw:start-shape="id2" draw:start-glue-point="2" draw:end-shape="id21" draw:end-glue-point="1" svg:d="M19550 16300v3000h-6450" svg:viewBox="0 0 6451 3001">
          <text:p text:style-name="P1"><text:span text:style-name="T3"/></text:p>
        </draw:connector>
        <draw:custom-shape draw:style-name="gr25" draw:text-style-name="P3" xml:id="id19" draw:id="id19" draw:layer="layout" svg:width="5.2cm" svg:height="2.3cm" svg:x="1.4cm" svg:y="2.7cm">
          <text:p text:style-name="P1"><text:span text:style-name="T2">IRIDIUM</text:span></text:p>
          <text:p text:style-name="P1"><text:span text:style-name="T2">сервер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4cm" svg:y1="5cm" svg:x2="6.3cm" svg:y2="8.65cm" draw:start-shape="id19" draw:start-glue-point="2" draw:end-shape="id18" draw:end-glue-point="3" svg:d="M4000 5000v3650h2300" svg:viewBox="0 0 2301 3651">
          <text:p text:style-name="P1"><text:span text:style-name="T3">TCP</text:span></text:p>
        </draw:connector>
        <draw:custom-shape draw:style-name="gr26" draw:text-style-name="P11" draw:layer="layout" svg:width="23.1cm" svg:height="27.2cm" svg:x="17.7cm" svg:y="1.2cm">
          <text:p text:style-name="P1"><text:span text:style-name="T6">Стратосферный зонд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12.6cm" svg:height="11.6cm" svg:x="1.2cm" svg:y="1.2cm">
          <text:p text:style-name="P1"><text:span text:style-name="T7">Интернет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12.3cm" svg:height="11.2cm" draw:transform="skewX (0.00139626340159546) translate (1.208cm 17.2cm)">
          <text:p text:style-name="P1"><text:span text:style-name="T7">Наземная станция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0" draw:id="id10" draw:layer="layout" svg:width="2.3cm" svg:height="1.6cm" svg:x="26cm" svg:y="22.7cm">
          <text:p text:style-name="P1"><text:span text:style-name="T2">ADC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4" draw:id="id14" draw:layer="layout" svg:width="2.3cm" svg:height="1.6cm" svg:x="26cm" svg:y="25cm">
          <text:p text:style-name="P1"><text:span text:style-name="T2">ADC</text:span></text:p>
          <draw:enhanced-geometry svg:viewBox="0 0 21600 21600" draw:type="rectangle" draw:enhanced-path="M 0 0 L 21600 0 21600 21600 0 21600 0 0 Z N"/>
        </draw:custom-shape>
        <draw:connector draw:style-name="gr29" draw:text-style-name="P12" draw:layer="layout" draw:type="line" svg:x1="26cm" svg:y1="25.8cm" svg:x2="25cm" svg:y2="25.8cm" draw:start-shape="id14" draw:start-glue-point="3" draw:end-shape="id22" draw:end-glue-point="1" svg:d="M26000 25800h-1000" svg:viewBox="0 0 1001 1">
          <text:p/>
        </draw:connector>
        <draw:connector draw:style-name="gr29" draw:text-style-name="P12" draw:layer="layout" draw:type="line" svg:x1="26cm" svg:y1="23.5cm" svg:x2="25cm" svg:y2="23.5cm" draw:start-shape="id10" draw:start-glue-point="3" draw:end-shape="id23" draw:end-glue-point="1" svg:d="M26000 23500h-1000" svg:viewBox="0 0 1001 1">
          <text:p/>
        </draw:connector>
        <draw:custom-shape draw:style-name="gr15" draw:text-style-name="P6" xml:id="id23" draw:id="id23" draw:layer="layout" svg:width="6.7cm" svg:height="1.6cm" svg:x="18.3cm" svg:y="22.7cm">
          <text:p text:style-name="P1"><text:span text:style-name="T2">Барометр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6cm" svg:y1="19.3cm" svg:x2="11.1cm" svg:y2="19.3cm" draw:start-shape="id4" draw:start-glue-point="1" draw:end-shape="id21" draw:end-glue-point="3" svg:d="M8600 19300h2500" svg:viewBox="0 0 2501 1">
          <text:p text:style-name="P1"><text:span text:style-name="T3">SPI</text:span></text:p>
          <text:p text:style-name="P1"><text:span text:style-name="T3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2T18:38:02.274128045</meta:creation-date>
    <dc:date>2019-01-28T12:55:41.604509311</dc:date>
    <meta:editing-duration>PT3H4M40S</meta:editing-duration>
    <meta:editing-cycles>31</meta:editing-cycles>
    <meta:generator>LibreOffice/5.4.6.2$Linux_X86_64 LibreOffice_project/40m0$Build-2</meta:generator>
    <meta:document-statistic meta:object-count="52"/>
  </office:meta>
</office:document-meta>
</file>